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9"/>
    <style:style style:name="P15" style:family="paragraph" style:parent-style-name="Text_20_body" style:list-style-name="L9">
      <style:paragraph-properties fo:margin-top="0cm" fo:margin-bottom="0cm" style:contextual-spacing="false"/>
    </style:style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cm" fo:margin-bottom="0cm" style:contextual-spacing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2">
      <style:paragraph-properties fo:margin-top="0cm" fo:margin-bottom="0cm" style:contextual-spacing="false"/>
    </style:style>
    <style:style style:name="P22" style:family="paragraph" style:parent-style-name="Text_20_body" style:list-style-name="L13"/>
    <style:style style:name="P23" style:family="paragraph" style:parent-style-name="Text_20_body" style:list-style-name="L13">
      <style:paragraph-properties fo:margin-top="0cm" fo:margin-bottom="0cm" style:contextual-spacing="false"/>
    </style:style>
    <style:style style:name="P24" style:family="paragraph" style:parent-style-name="Text_20_body" style:list-style-name="L14"/>
    <style:style style:name="P25" style:family="paragraph" style:parent-style-name="Text_20_body" style:list-style-name="L14">
      <style:paragraph-properties fo:margin-top="0cm" fo:margin-bottom="0cm" style:contextual-spacing="false"/>
    </style:style>
    <style:style style:name="P26" style:family="paragraph" style:parent-style-name="Text_20_body" style:list-style-name="L15"/>
    <style:style style:name="P27" style:family="paragraph" style:parent-style-name="Text_20_body" style:list-style-name="L15">
      <style:paragraph-properties fo:margin-top="0cm" fo:margin-bottom="0cm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ons Recursos gratuitos</text:h>
      <text:p text:style-name="Text_20_body">Muitos recursos gratuitos para TI que tenho selecionado por algum tempo</text:p>
      <text:list xml:id="list264276057" text:style-name="L14">
        <text:list-item>
          <text:p text:style-name="P25">Livros </text:p>
        </text:list-item>
        <text:list-item>
          <text:p text:style-name="P25">Cursos </text:p>
        </text:list-item>
        <text:list-item>
          <text:p text:style-name="P25">Vagas </text:p>
        </text:list-item>
        <text:list-item>
          <text:p text:style-name="P25">Ferramentas </text:p>
        </text:list-item>
        <text:list-item>
          <text:p text:style-name="P25">Hospedagem de sites e e-mail </text:p>
        </text:list-item>
        <text:list-item>
          <text:p text:style-name="P25">Ideias para projetos </text:p>
        </text:list-item>
        <text:list-item>
          <text:p text:style-name="P25">Banco de dados de imagens </text:p>
        </text:list-item>
        <text:list-item>
          <text:p text:style-name="P25">Disco virtual </text:p>
        </text:list-item>
        <text:list-item>
          <text:p text:style-name="P25">Outros </text:p>
        </text:list-item>
        <text:list-item>
          <text:p text:style-name="P24">Serviços de utilidade pública </text:p>
        </text:list-item>
      </text:list>
      <text:h text:style-name="Heading_20_2" text:outline-level="2"><text:bookmark text:name="user-content-livros"/>Livros</text:h>
      <text:list xml:id="list3034538836" text:style-name="L15">
        <text:list-item>
          <text:p text:style-name="P27"><text:a xlink:type="simple" xlink:href="https://github.com/wilsonfreitas/online-books" text:style-name="Internet_20_link" text:visited-style-name="Visited_20_Internet_20_Link">https://github.com/wilsonfreitas/online-books</text:a> </text:p>
        </text:list-item>
        <text:list-item>
          <text:p text:style-name="P27"><text:a xlink:type="simple" xlink:href="https://ribafs.github.io/sobre/livros/" text:style-name="Internet_20_link" text:visited-style-name="Visited_20_Internet_20_Link">https://ribafs.github.io/sobre/livros/</text:a> </text:p>
        </text:list-item>
        <text:list-item>
          <text:p text:style-name="P27"><text:a xlink:type="simple" xlink:href="https://goalkicker.com/" text:style-name="Internet_20_link" text:visited-style-name="Visited_20_Internet_20_Link">https://goalkicker.com/</text:a> </text:p>
        </text:list-item>
        <text:list-item>
          <text:p text:style-name="P27"><text:a xlink:type="simple" xlink:href="https://www.programming-books.io/index-grid" text:style-name="Internet_20_link" text:visited-style-name="Visited_20_Internet_20_Link">https://www.programming-books.io/index-grid</text:a> </text:p>
        </text:list-item>
        <text:list-item>
          <text:p text:style-name="P27"><text:a xlink:type="simple" xlink:href="https://github.com/EbookFoundation/free-programming-books" text:style-name="Internet_20_link" text:visited-style-name="Visited_20_Internet_20_Link">https://github.com/EbookFoundation/free-programming-books</text:a> </text:p>
        </text:list-item>
        <text:list-item>
          <text:p text:style-name="P27"><text:a xlink:type="simple" xlink:href="https://www.toptal.com/software/toptal-s-list-of-top-free-programming-books" text:style-name="Internet_20_link" text:visited-style-name="Visited_20_Internet_20_Link">https://www.toptal.com/software/toptal-s-list-of-top-free-programming-books</text:a> </text:p>
        </text:list-item>
        <text:list-item>
          <text:p text:style-name="P27"><text:a xlink:type="simple" xlink:href="https://www.theinsaneapp.com/2021/01/free-programming-books.html" text:style-name="Internet_20_link" text:visited-style-name="Visited_20_Internet_20_Link">https://www.theinsaneapp.com/2021/01/free-programming-books.html</text:a> </text:p>
        </text:list-item>
        <text:list-item>
          <text:p text:style-name="P27"><text:a xlink:type="simple" xlink:href="https://www.pdfdrive.com/programming-books.html" text:style-name="Internet_20_link" text:visited-style-name="Visited_20_Internet_20_Link">https://www.pdfdrive.com/programming-books.html</text:a> </text:p>
        </text:list-item>
        <text:list-item>
          <text:p text:style-name="P26"><text:a xlink:type="simple" xlink:href="https://github.com/wilsonfreitas/online-books" text:style-name="Internet_20_link" text:visited-style-name="Visited_20_Internet_20_Link">https://github.com/wilsonfreitas/online-books</text:a> </text:p>
        </text:list-item>
      </text:list>
      <text:h text:style-name="Heading_20_2" text:outline-level="2"><text:bookmark text:name="user-content-cursos"/>Cursos</text:h>
      <text:list xml:id="list71567286" text:style-name="L16">
        <text:list-item>
          <text:p text:style-name="P29"><text:a xlink:type="simple" xlink:href="https://www.primecursos.com.br/programacao/" text:style-name="Internet_20_link" text:visited-style-name="Visited_20_Internet_20_Link">https://www.primecursos.com.br/programacao/</text:a> - Com certificado </text:p>
        </text:list-item>
        <text:list-item>
          <text:p text:style-name="P29"><text:a xlink:type="simple" xlink:href="https://www.tecmundo.com.br/produto/240245-conheca-unova-plataforma-cursos-online-gratuitos.htm" text:style-name="Internet_20_link" text:visited-style-name="Visited_20_Internet_20_Link">https://www.tecmundo.com.br/produto/240245-conheca-unova-plataforma-cursos-online-gratuitos.htm</text:a> - Idiomas </text:p>
        </text:list-item>
        <text:list-item>
          <text:p text:style-name="P29"><text:a xlink:type="simple" xlink:href="https://www.eucapacito.com.br/curso-ec/adicione-logica-aos-seus-aplicativos-com-c/" text:style-name="Internet_20_link" text:visited-style-name="Visited_20_Internet_20_Link">https://www.eucapacito.com.br/curso-ec/adicione-logica-aos-seus-aplicativos-com-c/</text:a> </text:p>
        </text:list-item>
        <text:list-item>
          <text:p text:style-name="P29"><text:a xlink:type="simple" xlink:href="https://www.eucapacito.com.br/curso-ec/de-seus-primeiros-passos-com-o-c/" text:style-name="Internet_20_link" text:visited-style-name="Visited_20_Internet_20_Link">https://www.eucapacito.com.br/curso-ec/de-seus-primeiros-passos-com-o-c/</text:a> </text:p>
        </text:list-item>
        <text:list-item>
          <text:p text:style-name="P29"><text:a xlink:type="simple" xlink:href="https://codecombat.com/play" text:style-name="Internet_20_link" text:visited-style-name="Visited_20_Internet_20_Link">https://codecombat.com/play</text:a> </text:p>
        </text:list-item>
        <text:list-item>
          <text:p text:style-name="P29"><text:a xlink:type="simple" xlink:href="https://www.eucapacito.com.br/curso-ec/de-seus-primeiros-passos-com-o-python/" text:style-name="Internet_20_link" text:visited-style-name="Visited_20_Internet_20_Link">https://www.eucapacito.com.br/curso-ec/de-seus-primeiros-passos-com-o-python/</text:a> </text:p>
        </text:list-item>
        <text:list-item>
          <text:p text:style-name="P29"><text:a xlink:type="simple" xlink:href="https://www.eucapacito.com.br/curso-ec/python/" text:style-name="Internet_20_link" text:visited-style-name="Visited_20_Internet_20_Link">https://www.eucapacito.com.br/curso-ec/python/</text:a> </text:p>
        </text:list-item>
        <text:list-item>
          <text:p text:style-name="P29"><text:a xlink:type="simple" xlink:href="https://www.eucapacito.com.br/curso-ec/o-que-e-python/" text:style-name="Internet_20_link" text:visited-style-name="Visited_20_Internet_20_Link">https://www.eucapacito.com.br/curso-ec/o-que-e-python/</text:a> </text:p>
        </text:list-item>
        <text:list-item>
          <text:p text:style-name="P29"><text:a xlink:type="simple" xlink:href="https://eucapacito.com.br/curso-ec/venha-programar-em-java/" text:style-name="Internet_20_link" text:visited-style-name="Visited_20_Internet_20_Link">https://eucapacito.com.br/curso-ec/venha-programar-em-java/</text:a> </text:p>
        </text:list-item>
        <text:list-item>
          <text:p text:style-name="P29"><text:a xlink:type="simple" xlink:href="https://www.eucapacito.com.br/curso-ec/java-fundamentos/" text:style-name="Internet_20_link" text:visited-style-name="Visited_20_Internet_20_Link">https://www.eucapacito.com.br/curso-ec/java-fundamentos/</text:a> </text:p>
        </text:list-item>
        <text:list-item>
          <text:p text:style-name="P29"><text:a xlink:type="simple" xlink:href="https://www.schoolofnet.com/cursos/gratuitos" text:style-name="Internet_20_link" text:visited-style-name="Visited_20_Internet_20_Link">https://www.schoolofnet.com/cursos/gratuitos</text:a> (Vários) </text:p>
        </text:list-item>
        <text:list-item>
          <text:p text:style-name="P29"><text:a xlink:type="simple" xlink:href="https://www.hostinger.com.br/tutoriais/11-sites-aprender-como-programar-de-graca" text:style-name="Internet_20_link" text:visited-style-name="Visited_20_Internet_20_Link">https://www.hostinger.com.br/tutoriais/11-sites-aprender-como-programar-de-graca</text:a> </text:p>
        </text:list-item>
        <text:list-item>
          <text:p text:style-name="P29"><text:a xlink:type="simple" xlink:href="https://www.uol.com.br/tilt/noticias/bbc/2020/10/10/10-cursos-gratuitos-de-programacao-oferecidos-pelas-melhores-universidades-do-mundo.htm" text:style-name="Internet_20_link" text:visited-style-name="Visited_20_Internet_20_Link">https://www.uol.com.br/tilt/noticias/bbc/2020/10/10/10-cursos-gratuitos-de-programacao-oferecidos-pelas-melhores-universidades-do-mundo.htm</text:a> </text:p>
        </text:list-item>
        <text:list-item>
          <text:p text:style-name="P29"><text:a xlink:type="simple" xlink:href="https://www.devmedia.com.br/cursos/gratuitos" text:style-name="Internet_20_link" text:visited-style-name="Visited_20_Internet_20_Link">https://www.devmedia.com.br/cursos/gratuitos</text:a> </text:p>
        </text:list-item>
        <text:list-item>
          <text:p text:style-name="P29"><text:a xlink:type="simple" xlink:href="https://www.cursou.com.br/informatica/programacao/" text:style-name="Internet_20_link" text:visited-style-name="Visited_20_Internet_20_Link">https://www.cursou.com.br/informatica/programacao/</text:a> </text:p>
        </text:list-item>
        <text:list-item>
          <text:p text:style-name="P29"><text:soft-page-break/><text:a xlink:type="simple" xlink:href="https://www.learncafe.com/cursos-gratis/informatica-e-internet/linguagens-de-programacao" text:style-name="Internet_20_link" text:visited-style-name="Visited_20_Internet_20_Link">https://www.learncafe.com/cursos-gratis/informatica-e-internet/linguagens-de-programacao</text:a> </text:p>
        </text:list-item>
        <text:list-item>
          <text:p text:style-name="P29"><text:a xlink:type="simple" xlink:href="https://www.wreducacional.com.br/lista-de-cursos/programacao" text:style-name="Internet_20_link" text:visited-style-name="Visited_20_Internet_20_Link">https://www.wreducacional.com.br/lista-de-cursos/programacao</text:a> (com certificado) </text:p>
        </text:list-item>
        <text:list-item>
          <text:p text:style-name="P29"><text:a xlink:type="simple" xlink:href="https://ituring.com.br/aprenda-a-programar/" text:style-name="Internet_20_link" text:visited-style-name="Visited_20_Internet_20_Link">https://ituring.com.br/aprenda-a-programar/</text:a> e <text:a xlink:type="simple" xlink:href="https://ituring.com.br/cursos/" text:style-name="Internet_20_link" text:visited-style-name="Visited_20_Internet_20_Link">https://ituring.com.br/cursos/</text:a> </text:p>
        </text:list-item>
        <text:list-item>
          <text:p text:style-name="P29"><text:a xlink:type="simple" xlink:href="https://www.udemy.com/course/programacao-para-iniciantes-aprenda-programar-do-zero/" text:style-name="Internet_20_link" text:visited-style-name="Visited_20_Internet_20_Link">https://www.udemy.com/course/programacao-para-iniciantes-aprenda-programar-do-zero/</text:a> </text:p>
        </text:list-item>
        <text:list-item>
          <text:p text:style-name="P29"><text:a xlink:type="simple" xlink:href="https://www.vagas.com.br/profissoes/estude-em-casa-programacao/" text:style-name="Internet_20_link" text:visited-style-name="Visited_20_Internet_20_Link">https://www.vagas.com.br/profissoes/estude-em-casa-programacao/</text:a> </text:p>
        </text:list-item>
        <text:list-item>
          <text:p text:style-name="P29"><text:a xlink:type="simple" xlink:href="https://www.cursoemvideo.com/cursos/" text:style-name="Internet_20_link" text:visited-style-name="Visited_20_Internet_20_Link">https://www.cursoemvideo.com/cursos/</text:a> </text:p>
        </text:list-item>
        <text:list-item>
          <text:p text:style-name="P29"><text:a xlink:type="simple" xlink:href="https://www.iped.com.br/cursos-gratis/programacao-e-desenvolvimento" text:style-name="Internet_20_link" text:visited-style-name="Visited_20_Internet_20_Link">https://www.iped.com.br/cursos-gratis/programacao-e-desenvolvimento</text:a> </text:p>
        </text:list-item>
        <text:list-item>
          <text:p text:style-name="P29"><text:a xlink:type="simple" xlink:href="https://www.cursosgratisonline.com.br/" text:style-name="Internet_20_link" text:visited-style-name="Visited_20_Internet_20_Link">https://www.cursosgratisonline.com.br/</text:a> </text:p>
        </text:list-item>
        <text:list-item>
          <text:p text:style-name="P29"><text:a xlink:type="simple" xlink:href="https://classpert.com/pt-BR/" text:style-name="Internet_20_link" text:visited-style-name="Visited_20_Internet_20_Link">https://classpert.com/pt-BR/</text:a> </text:p>
        </text:list-item>
        <text:list-item>
          <text:p text:style-name="P29"><text:a xlink:type="simple" xlink:href="https://educacao-executiva.fgv.br/busca" text:style-name="Internet_20_link" text:visited-style-name="Visited_20_Internet_20_Link">https://educacao-executiva.fgv.br/busca</text:a> </text:p>
        </text:list-item>
        <text:list-item>
          <text:p text:style-name="P29"><text:a xlink:type="simple" xlink:href="https://www.ev.org.br/cursos#cursos" text:style-name="Internet_20_link" text:visited-style-name="Visited_20_Internet_20_Link">https://www.ev.org.br/cursos#cursos</text:a> </text:p>
        </text:list-item>
        <text:list-item>
          <text:p text:style-name="P29"><text:a xlink:type="simple" xlink:href="https://www.dio.me/" text:style-name="Internet_20_link" text:visited-style-name="Visited_20_Internet_20_Link">https://www.dio.me/</text:a> </text:p>
        </text:list-item>
        <text:list-item>
          <text:p text:style-name="P28"><text:a xlink:type="simple" xlink:href="https://portalidea.com.br/curso-gratuito-php" text:style-name="Internet_20_link" text:visited-style-name="Visited_20_Internet_20_Link">https://portalidea.com.br/curso-gratuito-php</text:a> </text:p>
        </text:list-item>
      </text:list>
      <text:h text:style-name="Heading_20_2" text:outline-level="2">Arquivos/Exercícios de Cursos</text:h>
      <text:list xml:id="list4270783709" text:style-name="L1">
        <text:list-item>
          <text:p text:style-name="P1"><text:a xlink:type="simple" xlink:href="https://github.com/ribafs/curso-javascript-ninja" text:style-name="Internet_20_link" text:visited-style-name="Visited_20_Internet_20_Link">https://github.com/ribafs/curso-javascript-ninja</text:a></text:p>
        </text:list-item>
        <text:list-item>
          <text:p text:style-name="P1"><text:a xlink:type="simple" xlink:href="https://github.com/ribafs/curso-de-javascript-e-typescript-do-basico-ao-avancado" text:style-name="Internet_20_link" text:visited-style-name="Visited_20_Internet_20_Link">https://github.com/ribafs/curso-de-javascript-e-typescript-do-basico-ao-avancado</text:a></text:p>
        </text:list-item>
        <text:list-item>
          <text:p text:style-name="P1"><text:a xlink:type="simple" xlink:href="https://github.com/ribafs/curso-php-para-iniciantes" text:style-name="Internet_20_link" text:visited-style-name="Visited_20_Internet_20_Link">https://github.com/ribafs/curso-php-para-iniciantes</text:a></text:p>
        </text:list-item>
        <text:list-item>
          <text:p text:style-name="P1"><text:a xlink:type="simple" xlink:href="https://github.com/ribafs/curso-php" text:style-name="Internet_20_link" text:visited-style-name="Visited_20_Internet_20_Link">https://github.com/ribafs/curso-php</text:a></text:p>
        </text:list-item>
        <text:list-item>
          <text:p text:style-name="P1"><text:a xlink:type="simple" xlink:href="https://github.com/ribafs/curso-completo-php-7" text:style-name="Internet_20_link" text:visited-style-name="Visited_20_Internet_20_Link">https://github.com/ribafs/curso-completo-php-7</text:a></text:p>
        </text:list-item>
        <text:list-item>
          <text:p text:style-name="P1"><text:a xlink:type="simple" xlink:href="https://github.com/ribafs/curso-php-horadecodar" text:style-name="Internet_20_link" text:visited-style-name="Visited_20_Internet_20_Link">https://github.com/ribafs/curso-php-horadecodar</text:a></text:p>
        </text:list-item>
        <text:list-item>
          <text:p text:style-name="P1"><text:a xlink:type="simple" xlink:href="https://github.com/ribafs/curso-php-boas-praticas-conceitos-modernos-sys4soft" text:style-name="Internet_20_link" text:visited-style-name="Visited_20_Internet_20_Link">https://github.com/ribafs/curso-php-boas-praticas-conceitos-modernos-sys4soft</text:a></text:p>
        </text:list-item>
        <text:list-item>
          <text:p text:style-name="P1"><text:a xlink:type="simple" xlink:href="https://github.com/ribafs/Curso-PHP-MySQL" text:style-name="Internet_20_link" text:visited-style-name="Visited_20_Internet_20_Link">https://github.com/ribafs/Curso-PHP-MySQL</text:a></text:p>
        </text:list-item>
        <text:list-item>
          <text:p text:style-name="P1"><text:a xlink:type="simple" xlink:href="https://github.com/ribafs/youtube-poo-php-mysql" text:style-name="Internet_20_link" text:visited-style-name="Visited_20_Internet_20_Link">https://github.com/ribafs/youtube-poo-php-mysql</text:a></text:p>
        </text:list-item>
        <text:list-item>
          <text:p text:style-name="P1"><text:a xlink:type="simple" xlink:href="https://github.com/ribafs/cursos-trybe-exercises" text:style-name="Internet_20_link" text:visited-style-name="Visited_20_Internet_20_Link">https://github.com/ribafs/cursos-trybe-exercises</text:a></text:p>
        </text:list-item>
        <text:list-item>
          <text:p text:style-name="P1"><text:a xlink:type="simple" xlink:href="https://github.com/ribafs/curso-trybe-back-end" text:style-name="Internet_20_link" text:visited-style-name="Visited_20_Internet_20_Link">https://github.com/ribafs/curso-trybe-back-end</text:a></text:p>
        </text:list-item>
        <text:list-item>
          <text:p text:style-name="P1"><text:a xlink:type="simple" xlink:href="https://github.com/ribafs/Curso-Trybe" text:style-name="Internet_20_link" text:visited-style-name="Visited_20_Internet_20_Link">https://github.com/ribafs/Curso-Trybe</text:a></text:p>
        </text:list-item>
        <text:list-item>
          <text:p text:style-name="P1"><text:a xlink:type="simple" xlink:href="https://github.com/ribafs/curso-trybe-exercicios" text:style-name="Internet_20_link" text:visited-style-name="Visited_20_Internet_20_Link">https://github.com/ribafs/curso-trybe-exercicios</text:a></text:p>
        </text:list-item>
        <text:list-item>
          <text:p text:style-name="P1"><text:a xlink:type="simple" xlink:href="https://github.com/ribafs/Cpp-Curso" text:style-name="Internet_20_link" text:visited-style-name="Visited_20_Internet_20_Link">https://github.com/ribafs/Cpp-Curso</text:a></text:p>
        </text:list-item>
        <text:list-item>
          <text:p text:style-name="P1"><text:a xlink:type="simple" xlink:href="https://github.com/ribafs/cursos-html-css-guanabara" text:style-name="Internet_20_link" text:visited-style-name="Visited_20_Internet_20_Link">https://github.com/ribafs/cursos-html-css-guanabara</text:a></text:p>
        </text:list-item>
        <text:list-item>
          <text:p text:style-name="P1"><text:a xlink:type="simple" xlink:href="https://github.com/ribafs/curso-laravel-9-dashboard-ead" text:style-name="Internet_20_link" text:visited-style-name="Visited_20_Internet_20_Link">https://github.com/ribafs/curso-laravel-9-dashboard-ead</text:a></text:p>
        </text:list-item>
        <text:list-item>
          <text:p text:style-name="P1"><text:a xlink:type="simple" xlink:href="https://github.com/ribafs/curso-laravel-9" text:style-name="Internet_20_link" text:visited-style-name="Visited_20_Internet_20_Link">https://github.com/ribafs/curso-laravel-9</text:a></text:p>
        </text:list-item>
        <text:list-item>
          <text:p text:style-name="P1"><text:a xlink:type="simple" xlink:href="https://github.com/ribafs/curso_adonis_api_yt" text:style-name="Internet_20_link" text:visited-style-name="Visited_20_Internet_20_Link">https://github.com/ribafs/curso_adonis_api_yt</text:a></text:p>
        </text:list-item>
        <text:list-item>
          <text:p text:style-name="P1"><text:a xlink:type="simple" xlink:href="https://github.com/ribafs/regex-course" text:style-name="Internet_20_link" text:visited-style-name="Visited_20_Internet_20_Link">https://github.com/ribafs/regex-course</text:a></text:p>
        </text:list-item>
        <text:list-item>
          <text:p text:style-name="P1"><text:a xlink:type="simple" xlink:href="https://github.com/ribafs/curso-codeigniter-rbtech" text:style-name="Internet_20_link" text:visited-style-name="Visited_20_Internet_20_Link">https://github.com/ribafs/curso-codeigniter-rbtech</text:a></text:p>
        </text:list-item>
        <text:list-item>
          <text:p text:style-name="P1"><text:a xlink:type="simple" xlink:href="https://github.com/ribafs/curso-vuejs-bluuweb-aulas-1a14" text:style-name="Internet_20_link" text:visited-style-name="Visited_20_Internet_20_Link">https://github.com/ribafs/curso-vuejs-bluuweb-aulas-1a14</text:a></text:p>
        </text:list-item>
        <text:list-item>
          <text:p text:style-name="P1"><text:soft-page-break/><text:a xlink:type="simple" xlink:href="https://github.com/ribafs/curso-vuejs-sys4soft" text:style-name="Internet_20_link" text:visited-style-name="Visited_20_Internet_20_Link">https://github.com/ribafs/curso-vuejs-sys4soft</text:a></text:p>
        </text:list-item>
        <text:list-item>
          <text:p text:style-name="P1"><text:a xlink:type="simple" xlink:href="https://github.com/ribafs/curso-vuejs-aprendible" text:style-name="Internet_20_link" text:visited-style-name="Visited_20_Internet_20_Link">https://github.com/ribafs/curso-vuejs-aprendible</text:a></text:p>
        </text:list-item>
        <text:list-item>
          <text:p text:style-name="P1"><text:a xlink:type="simple" xlink:href="https://github.com/ribafs/curso-ajax-codigomentor" text:style-name="Internet_20_link" text:visited-style-name="Visited_20_Internet_20_Link">https://github.com/ribafs/curso-ajax-codigomentor</text:a></text:p>
        </text:list-item>
        <text:list-item>
          <text:p text:style-name="P1"><text:a xlink:type="simple" xlink:href="https://github.com/ribafs/curso-ajax-jquery-codigomentor" text:style-name="Internet_20_link" text:visited-style-name="Visited_20_Internet_20_Link">https://github.com/ribafs/curso-ajax-jquery-codigomentor</text:a></text:p>
        </text:list-item>
        <text:list-item>
          <text:p text:style-name="P1"><text:a xlink:type="simple" xlink:href="https://github.com/ribafs/curso-ajax-sys4soft" text:style-name="Internet_20_link" text:visited-style-name="Visited_20_Internet_20_Link">https://github.com/ribafs/curso-ajax-sys4soft</text:a></text:p>
        </text:list-item>
        <text:list-item>
          <text:p text:style-name="P1"><text:a xlink:type="simple" xlink:href="https://github.com/ribafs/curso-react-dicasparadevs" text:style-name="Internet_20_link" text:visited-style-name="Visited_20_Internet_20_Link">https://github.com/ribafs/curso-react-dicasparadevs</text:a></text:p>
        </text:list-item>
        <text:list-item>
          <text:p text:style-name="P1"><text:a xlink:type="simple" xlink:href="https://github.com/ribafs/curso-react" text:style-name="Internet_20_link" text:visited-style-name="Visited_20_Internet_20_Link">https://github.com/ribafs/curso-react</text:a></text:p>
        </text:list-item>
        <text:list-item>
          <text:p text:style-name="P1"><text:a xlink:type="simple" xlink:href="https://github.com/ribafs/curso-docker" text:style-name="Internet_20_link" text:visited-style-name="Visited_20_Internet_20_Link">https://github.com/ribafs/curso-docker</text:a></text:p>
        </text:list-item>
        <text:list-item>
          <text:p text:style-name="P1"><text:a xlink:type="simple" xlink:href="https://github.com/ribafs/curso-git" text:style-name="Internet_20_link" text:visited-style-name="Visited_20_Internet_20_Link">https://github.com/ribafs/curso-git</text:a></text:p>
        </text:list-item>
        <text:list-item>
          <text:p text:style-name="P1"><text:a xlink:type="simple" xlink:href="https://github.com/ribafs/curso-typescript" text:style-name="Internet_20_link" text:visited-style-name="Visited_20_Internet_20_Link">https://github.com/ribafs/curso-typescript</text:a></text:p>
        </text:list-item>
        <text:list-item>
          <text:p text:style-name="P1"><text:a xlink:type="simple" xlink:href="https://github.com/ribafs/curso-nextjs-yt" text:style-name="Internet_20_link" text:visited-style-name="Visited_20_Internet_20_Link">https://github.com/ribafs/curso-nextjs-yt</text:a></text:p>
        </text:list-item>
        <text:list-item>
          <text:p text:style-name="P1"><text:a xlink:type="simple" xlink:href="https://github.com/ribafs/curso-mongodb" text:style-name="Internet_20_link" text:visited-style-name="Visited_20_Internet_20_Link">https://github.com/ribafs/curso-mongodb</text:a></text:p>
        </text:list-item>
        <text:list-item>
          <text:p text:style-name="P1"><text:a xlink:type="simple" xlink:href="https://github.com/ribafs/curso-nodejs" text:style-name="Internet_20_link" text:visited-style-name="Visited_20_Internet_20_Link">https://github.com/ribafs/curso-nodejs</text:a></text:p>
        </text:list-item>
        <text:list-item>
          <text:p text:style-name="P1"><text:a xlink:type="simple" xlink:href="https://github.com/ribafs/curso-bootstrap5" text:style-name="Internet_20_link" text:visited-style-name="Visited_20_Internet_20_Link">https://github.com/ribafs/curso-bootstrap5</text:a></text:p>
        </text:list-item>
        <text:list-item>
          <text:p text:style-name="P1"><text:a xlink:type="simple" xlink:href="https://github.com/ribafs/curso-sql-horadecodar" text:style-name="Internet_20_link" text:visited-style-name="Visited_20_Internet_20_Link">https://github.com/ribafs/curso-sql-horadecodar</text:a></text:p>
        </text:list-item>
        <text:list-item>
          <text:p text:style-name="P1"><text:a xlink:type="simple" xlink:href="https://github.com/ribafs/acervo-nodejs-exemplos" text:style-name="Internet_20_link" text:visited-style-name="Visited_20_Internet_20_Link">https://github.com/ribafs/acervo-nodejs-exemplos</text:a></text:p>
        </text:list-item>
        <text:list-item>
          <text:p text:style-name="P1"><text:a xlink:type="simple" xlink:href="https://github.com/arimariojesus/Best-websites-a-programmer-should-visit" text:style-name="Internet_20_link" text:visited-style-name="Visited_20_Internet_20_Link">https://github.com/arimariojesus/Best-websites-a-programmer-should-visit</text:a></text:p>
        </text:list-item>
      </text:list>
      <text:h text:style-name="Heading_20_3" text:outline-level="3"><text:bookmark text:name="user-content-joão-ribeiro-no-youtube"/>João Ribeiro no Youtube</text:h>
      <text:list xml:id="list3801553205" text:style-name="L2">
        <text:list-item>
          <text:p text:style-name="P3">Introdução à programação de computadores - 4 aulas - <text:a xlink:type="simple" xlink:href="https://www.youtube.com/watch?v=Cm_IPWIO-_Y&amp;list=PLXik_5Br-zO8n54GSDrEQFVpvshtx0VKh" text:style-name="Internet_20_link" text:visited-style-name="Visited_20_Internet_20_Link">https://www.youtube.com/watch?v=Cm_IPWIO-_Y&amp;list=PLXik_5Br-zO8n54GSDrEQFVpvshtx0VKh</text:a> </text:p>
        </text:list-item>
        <text:list-item>
          <text:p text:style-name="P3">HTML e CSS 3 - 123 - <text:a xlink:type="simple" xlink:href="https://www.youtube.com/watch?v=-QfBuXJA6p8&amp;list=PLXik_5Br-zO8xs9cnO4gOQs56bAUuzFBc" text:style-name="Internet_20_link" text:visited-style-name="Visited_20_Internet_20_Link">https://www.youtube.com/watch?v=-QfBuXJA6p8&amp;list=PLXik_5Br-zO8xs9cnO4gOQs56bAUuzFBc</text:a> </text:p>
        </text:list-item>
        <text:list-item>
          <text:p text:style-name="P3">Javascript - 87 - <text:a xlink:type="simple" xlink:href="https://www.youtube.com/watch?v=S4-JHDnFckI&amp;list=PLXik_5Br-zO_nquZ_Q4bqByd39Zx13DWk" text:style-name="Internet_20_link" text:visited-style-name="Visited_20_Internet_20_Link">https://www.youtube.com/watch?v=S4-JHDnFckI&amp;list=PLXik_5Br-zO_nquZ_Q4bqByd39Zx13DWk</text:a> </text:p>
        </text:list-item>
        <text:list-item>
          <text:p text:style-name="P3">CSS - 46 - <text:a xlink:type="simple" xlink:href="https://www.youtube.com/watch?v=Z0i1UBvya2U&amp;list=PLXik_5Br-zO_zRmIlRskvXS3cLwq21II3" text:style-name="Internet_20_link" text:visited-style-name="Visited_20_Internet_20_Link">https://www.youtube.com/watch?v=Z0i1UBvya2U&amp;list=PLXik_5Br-zO_zRmIlRskvXS3cLwq21II3</text:a> </text:p>
        </text:list-item>
        <text:list-item>
          <text:p text:style-name="P3">Bootstrap - 44 aulas - <text:a xlink:type="simple" xlink:href="https://www.youtube.com/watch?v=l8adVbacfcY&amp;list=PLXik_5Br-zO9pxSxRtgESquGT2OhR3o8B" text:style-name="Internet_20_link" text:visited-style-name="Visited_20_Internet_20_Link">https://www.youtube.com/watch?v=l8adVbacfcY&amp;list=PLXik_5Br-zO9pxSxRtgESquGT2OhR3o8B</text:a> </text:p>
        </text:list-item>
        <text:list-item>
          <text:p text:style-name="P3">PHP Iniciação - 78 - <text:a xlink:type="simple" xlink:href="https://www.youtube.com/watch?v=J-Jr9e57vMo&amp;list=PLXik_5Br-zO8k6B-mP_udfaQZKXfhOgkv" text:style-name="Internet_20_link" text:visited-style-name="Visited_20_Internet_20_Link">https://www.youtube.com/watch?v=J-Jr9e57vMo&amp;list=PLXik_5Br-zO8k6B-mP_udfaQZKXfhOgkv</text:a> </text:p>
        </text:list-item>
        <text:list-item>
          <text:p text:style-name="P3">PHP Intermediário e avançado - 156 - <text:a xlink:type="simple" xlink:href="https://www.youtube.com/watch?v=srXS-zIYPkI&amp;list=PLXik_5Br-zO8u5mCnTdAxGuUBbhUM9fa6" text:style-name="Internet_20_link" text:visited-style-name="Visited_20_Internet_20_Link">https://www.youtube.com/watch?v=srXS-zIYPkI&amp;list=PLXik_5Br-zO8u5mCnTdAxGuUBbhUM9fa6</text:a> </text:p>
        </text:list-item>
        <text:list-item>
          <text:p text:style-name="P3">PHP 8 - 61 aulas - <text:a xlink:type="simple" xlink:href="https://www.youtube.com/watch?v=iDEuQjITm0E&amp;list=PLXik_5Br-zO9Z8l3CE8zaIBkVWjHOboeL" text:style-name="Internet_20_link" text:visited-style-name="Visited_20_Internet_20_Link">https://www.youtube.com/watch?v=iDEuQjITm0E&amp;list=PLXik_5Br-zO9Z8l3CE8zaIBkVWjHOboeL</text:a> </text:p>
        </text:list-item>
        <text:list-item>
          <text:p text:style-name="P3">PHP 8 do jeito certo - 69 - <text:a xlink:type="simple" xlink:href="https://www.youtube.com/watch?v=jVUeF7cZdFE&amp;list=PLXik_5Br-zO9wODVI0j58VuZXkITMf7gZ" text:style-name="Internet_20_link" text:visited-style-name="Visited_20_Internet_20_Link">https://www.youtube.com/watch?v=jVUeF7cZdFE&amp;list=PLXik_5Br-zO9wODVI0j58VuZXkITMf7gZ</text:a> </text:p>
        </text:list-item>
        <text:list-item>
          <text:p text:style-name="P3"><text:soft-page-break/>PHP boas práticas - 41 - <text:a xlink:type="simple" xlink:href="https://www.youtube.com/watch?v=krQj4stNu5U&amp;list=PLXik_5Br-zO_5EGPG6_u-u0hVI_f_ThO" text:style-name="Internet_20_link" text:visited-style-name="Visited_20_Internet_20_Link">https://www.youtube.com/watch?v=krQj4stNu5U&amp;list=PLXik_5Br-zO_5EGPG6_u-u0hVI_f_ThO</text:a>_ </text:p>
        </text:list-item>
        <text:list-item>
          <text:p text:style-name="P3">PHP Web Store - 104 aulas - <text:a xlink:type="simple" xlink:href="https://www.youtube.com/watch?v=gJz1yBqKHtM&amp;list=PLXik_5Br-zO-tsUy1lTPB8dnPGBu8n0Ee" text:style-name="Internet_20_link" text:visited-style-name="Visited_20_Internet_20_Link">https://www.youtube.com/watch?v=gJz1yBqKHtM&amp;list=PLXik_5Br-zO-tsUy1lTPB8dnPGBu8n0Ee</text:a> </text:p>
        </text:list-item>
        <text:list-item>
          <text:p text:style-name="P3">Laravel - 103 - <text:a xlink:type="simple" xlink:href="https://www.youtube.com/watch?v=0T5gM1WRNsY&amp;list=PLXik_5Br-zO893qVjjP7a4qg4NYrl33w1" text:style-name="Internet_20_link" text:visited-style-name="Visited_20_Internet_20_Link">https://www.youtube.com/watch?v=0T5gM1WRNsY&amp;list=PLXik_5Br-zO893qVjjP7a4qg4NYrl33w1</text:a> </text:p>
        </text:list-item>
        <text:list-item>
          <text:p text:style-name="P3">Laravel 7 e 8 - 104 - <text:a xlink:type="simple" xlink:href="https://www.youtube.com/watch?v=1nPkIjIXe3E&amp;list=PLXik_5Br-zO9xlSwhhEDUGF81M5mgMUFQ" text:style-name="Internet_20_link" text:visited-style-name="Visited_20_Internet_20_Link">https://www.youtube.com/watch?v=1nPkIjIXe3E&amp;list=PLXik_5Br-zO9xlSwhhEDUGF81M5mgMUFQ</text:a> </text:p>
        </text:list-item>
        <text:list-item>
          <text:p text:style-name="P3">Git Básico - 6 - <text:a xlink:type="simple" xlink:href="https://www.youtube.com/watch?v=3DdO-4p61ZA&amp;list=PLXik_5Br-zO_mAJllNIF5K_ujRgnrHinr" text:style-name="Internet_20_link" text:visited-style-name="Visited_20_Internet_20_Link">https://www.youtube.com/watch?v=3DdO-4p61ZA&amp;list=PLXik_5Br-zO_mAJllNIF5K_ujRgnrHinr</text:a> </text:p>
        </text:list-item>
        <text:list-item>
          <text:p text:style-name="P3">SQL - 30 - <text:a xlink:type="simple" xlink:href="https://www.youtube.com/watch?v=MbSrybMeqq8&amp;list=PLXik_5Br-zO_AmBmDlMR0j89Hd-qP9hkY" text:style-name="Internet_20_link" text:visited-style-name="Visited_20_Internet_20_Link">https://www.youtube.com/watch?v=MbSrybMeqq8&amp;list=PLXik_5Br-zO_AmBmDlMR0j89Hd-qP9hkY</text:a> </text:p>
        </text:list-item>
        <text:list-item>
          <text:p text:style-name="P3">Bases de dados - 24 - <text:a xlink:type="simple" xlink:href="https://www.youtube.com/watch?v=qZgWQ1Wv4VM&amp;list=PLXik_5Br-zO8CHcmCMTQsmN5Hf3FBTW2B" text:style-name="Internet_20_link" text:visited-style-name="Visited_20_Internet_20_Link">https://www.youtube.com/watch?v=qZgWQ1Wv4VM&amp;list=PLXik_5Br-zO8CHcmCMTQsmN5Hf3FBTW2B</text:a> </text:p>
        </text:list-item>
        <text:list-item>
          <text:p text:style-name="P3">Wordpress - 23 - <text:a xlink:type="simple" xlink:href="https://www.youtube.com/watch?v=kaRrI2rQAxA&amp;list=PLXik_5Br-zO-RF-Vkj0NXtcvQukCP5xPc" text:style-name="Internet_20_link" text:visited-style-name="Visited_20_Internet_20_Link">https://www.youtube.com/watch?v=kaRrI2rQAxA&amp;list=PLXik_5Br-zO-RF-Vkj0NXtcvQukCP5xPc</text:a> </text:p>
        </text:list-item>
        <text:list-item>
          <text:p text:style-name="P2">Como criar videogames - 82 - <text:a xlink:type="simple" xlink:href="https://www.youtube.com/watch?v=Tw2zsRhItXA&amp;list=PLXik_5Br-zO-oJvHLxSkC3Vd4En0KGADt" text:style-name="Internet_20_link" text:visited-style-name="Visited_20_Internet_20_Link">https://www.youtube.com/watch?v=Tw2zsRhItXA&amp;list=PLXik_5Br-zO-oJvHLxSkC3Vd4En0KGADt</text:a> </text:p>
        </text:list-item>
      </text:list>
      <text:h text:style-name="Heading_20_2" text:outline-level="2"><text:bookmark text:name="user-content-vagas"/>Vagas</text:h>
      <text:list xml:id="list1306313846" text:style-name="L3">
        <text:list-item>
          <text:p text:style-name="P5"><text:a xlink:type="simple" xlink:href="https://github.com/backend-br/vagas" text:style-name="Internet_20_link" text:visited-style-name="Visited_20_Internet_20_Link">https://github.com/backend-br/vagas</text:a> </text:p>
        </text:list-item>
        <text:list-item>
          <text:p text:style-name="P5"><text:a xlink:type="simple" xlink:href="https://github.com/frontendbr/vagas" text:style-name="Internet_20_link" text:visited-style-name="Visited_20_Internet_20_Link">https://github.com/frontendbr/vagas</text:a> </text:p>
        </text:list-item>
        <text:list-item>
          <text:p text:style-name="P5"><text:a xlink:type="simple" xlink:href="https://github.com/qa-brasil/vagas" text:style-name="Internet_20_link" text:visited-style-name="Visited_20_Internet_20_Link">https://github.com/qa-brasil/vagas</text:a> </text:p>
        </text:list-item>
        <text:list-item>
          <text:p text:style-name="P5"><text:a xlink:type="simple" xlink:href="https://github.com/brasil-php/vagas/issues" text:style-name="Internet_20_link" text:visited-style-name="Visited_20_Internet_20_Link">https://github.com/brasil-php/vagas/issues</text:a> </text:p>
        </text:list-item>
        <text:list-item>
          <text:p text:style-name="P4"><text:a xlink:type="simple" xlink:href="https://github.com/topics/vagas-para-desenvolvedores" text:style-name="Internet_20_link" text:visited-style-name="Visited_20_Internet_20_Link">https://github.com/topics/vagas-para-desenvolvedores</text:a> </text:p>
        </text:list-item>
      </text:list>
      <text:h text:style-name="Heading_20_2" text:outline-level="2"><text:bookmark text:name="user-content-ferramentas"/>Ferramentas</text:h>
      <text:list xml:id="list2949177767" text:style-name="L4">
        <text:list-item>
          <text:p text:style-name="P7">Github Desktop for Linux - <text:a xlink:type="simple" xlink:href="https://github.com/shiftkey/desktop/releases" text:style-name="Internet_20_link" text:visited-style-name="Visited_20_Internet_20_Link">https://github.com/shiftkey/desktop/releases</text:a> </text:p>
        </text:list-item>
        <text:list-item>
          <text:p text:style-name="P7">Postman API - <text:a xlink:type="simple" xlink:href="https://www.postman.com/" text:style-name="Internet_20_link" text:visited-style-name="Visited_20_Internet_20_Link">https://www.postman.com/</text:a> </text:p>
        </text:list-item>
        <text:list-item>
          <text:p text:style-name="P7">Insomnia API - <text:a xlink:type="simple" xlink:href="https://insomnia.rest/download" text:style-name="Internet_20_link" text:visited-style-name="Visited_20_Internet_20_Link">https://insomnia.rest/download</text:a> </text:p>
        </text:list-item>
        <text:list-item>
          <text:p text:style-name="P7"><text:a xlink:type="simple" xlink:href="https://github.com/lukehaas/RunJS/releases" text:style-name="Internet_20_link" text:visited-style-name="Visited_20_Internet_20_Link">https://github.com/lukehaas/RunJS/releases</text:a> </text:p>
        </text:list-item>
        <text:list-item>
          <text:p text:style-name="P7"><text:a xlink:type="simple" xlink:href="https://github.com/ribafs/react-live" text:style-name="Internet_20_link" text:visited-style-name="Visited_20_Internet_20_Link">https://github.com/ribafs/react-live</text:a> </text:p>
        </text:list-item>
        <text:list-item>
          <text:p text:style-name="P7">VSCode - <text:a xlink:type="simple" xlink:href="https://code.visualstudio.com/" text:style-name="Internet_20_link" text:visited-style-name="Visited_20_Internet_20_Link">https://code.visualstudio.com/</text:a> </text:p>
        </text:list-item>
        <text:list-item>
          <text:p text:style-name="P7">Gimp - <text:a xlink:type="simple" xlink:href="https://www.gimp.org/" text:style-name="Internet_20_link" text:visited-style-name="Visited_20_Internet_20_Link">https://www.gimp.org/</text:a> </text:p>
        </text:list-item>
        <text:list-item>
          <text:p text:style-name="P7"><text:a xlink:type="simple" xlink:href="https://github.com/search" text:style-name="Internet_20_link" text:visited-style-name="Visited_20_Internet_20_Link">https://github.com/search</text:a> </text:p>
        </text:list-item>
        <text:list-item>
          <text:p text:style-name="P7"><text:a xlink:type="simple" xlink:href="https://www.postman.com/downloads/" text:style-name="Internet_20_link" text:visited-style-name="Visited_20_Internet_20_Link">https://www.postman.com/downloads/</text:a> (API) </text:p>
        </text:list-item>
        <text:list-item>
          <text:p text:style-name="P7"><text:a xlink:type="simple" xlink:href="https://insomnia.rest/download" text:style-name="Internet_20_link" text:visited-style-name="Visited_20_Internet_20_Link">https://insomnia.rest/download</text:a> (API) </text:p>
        </text:list-item>
        <text:list-item>
          <text:p text:style-name="P7"><text:a xlink:type="simple" xlink:href="https://github.com/mapeditor/tiled/releases" text:style-name="Internet_20_link" text:visited-style-name="Visited_20_Internet_20_Link">https://github.com/mapeditor/tiled/releases</text:a> (Editor de tiles) </text:p>
        </text:list-item>
        <text:list-item>
          <text:p text:style-name="P7"><text:a xlink:type="simple" xlink:href="https://giscus.app/" text:style-name="Internet_20_link" text:visited-style-name="Visited_20_Internet_20_Link">https://giscus.app/</text:a> - Sistema de comentários para Github pages </text:p>
        </text:list-item>
        <text:list-item>
          <text:p text:style-name="P7">APIs para treinar front-end - <text:a xlink:type="simple" xlink:href="https://www.infnet.edu.br/rj/api-desenvolvimento-infnet/" text:style-name="Internet_20_link" text:visited-style-name="Visited_20_Internet_20_Link">https://www.infnet.edu.br/rj/api-desenvolvimento-infnet/</text:a> </text:p>
        </text:list-item>
        <text:list-item>
          <text:p text:style-name="P7">GitHub Profile README Generator - <text:a xlink:type="simple" xlink:href="https://rahuldkjain.github.io/gh-profile-readme-generator/" text:style-name="Internet_20_link" text:visited-style-name="Visited_20_Internet_20_Link">https://rahuldkjain.github.io/gh-profile-readme-generator/</text:a> </text:p>
        </text:list-item>
        <text:list-item>
          <text:p text:style-name="P7"><text:a xlink:type="simple" xlink:href="https://online-audio-converter.com/pt/" text:style-name="Internet_20_link" text:visited-style-name="Visited_20_Internet_20_Link">https://online-audio-converter.com/pt/</text:a> </text:p>
        </text:list-item>
        <text:list-item>
          <text:p text:style-name="P7"><text:a xlink:type="simple" xlink:href="https://jsonplaceholder.typicode.com/users" text:style-name="Internet_20_link" text:visited-style-name="Visited_20_Internet_20_Link">https://jsonplaceholder.typicode.com/users</text:a> </text:p>
        </text:list-item>
        <text:list-item>
          <text:p text:style-name="P7"><text:soft-page-break/><text:a xlink:type="simple" xlink:href="https://miro.com/pt/ferramenta-brainstorm-online/" text:style-name="Internet_20_link" text:visited-style-name="Visited_20_Internet_20_Link">https://miro.com/pt/ferramenta-brainstorm-online/</text:a> </text:p>
        </text:list-item>
        <text:list-item>
          <text:p text:style-name="P7"><text:a xlink:type="simple" xlink:href="https://themewagon.com/" text:style-name="Internet_20_link" text:visited-style-name="Visited_20_Internet_20_Link">https://themewagon.com/</text:a> - Free e premiun responsive tempaltes bootstrap </text:p>
        </text:list-item>
        <text:list-item>
          <text:p text:style-name="P7"><text:a xlink:type="simple" xlink:href="https://www.toptal.com/developers/gitignore" text:style-name="Internet_20_link" text:visited-style-name="Visited_20_Internet_20_Link">https://www.toptal.com/developers/gitignore</text:a> </text:p>
        </text:list-item>
        <text:list-item>
          <text:p text:style-name="P7"><text:a xlink:type="simple" xlink:href="https://www.canva.com/" text:style-name="Internet_20_link" text:visited-style-name="Visited_20_Internet_20_Link">https://www.canva.com/</text:a> </text:p>
        </text:list-item>
        <text:list-item>
          <text:p text:style-name="P7"><text:a xlink:type="simple" xlink:href="https://www.figma.com/" text:style-name="Internet_20_link" text:visited-style-name="Visited_20_Internet_20_Link">https://www.figma.com/</text:a> </text:p>
        </text:list-item>
        <text:list-item>
          <text:p text:style-name="P7"><text:a xlink:type="simple" xlink:href="https://www.yworks.com/yed-live/" text:style-name="Internet_20_link" text:visited-style-name="Visited_20_Internet_20_Link">https://www.yworks.com/yed-live/</text:a> </text:p>
        </text:list-item>
        <text:list-item>
          <text:p text:style-name="P7"><text:a xlink:type="simple" xlink:href="https://cloudinary.com/" text:style-name="Internet_20_link" text:visited-style-name="Visited_20_Internet_20_Link">https://cloudinary.com/</text:a> - Upload de imagens e vídeos </text:p>
        </text:list-item>
        <text:list-item>
          <text:p text:style-name="P7"><text:a xlink:type="simple" xlink:href="https://www.supergrubdisk.org/wizard-step-download-super-grub2-disk/" text:style-name="Internet_20_link" text:visited-style-name="Visited_20_Internet_20_Link">https://www.supergrubdisk.org/wizard-step-download-super-grub2-disk/</text:a> - Recuperar grub no linux </text:p>
        </text:list-item>
        <text:list-item>
          <text:p text:style-name="P7"><text:a xlink:type="simple" xlink:href="https://gparted.org/" text:style-name="Internet_20_link" text:visited-style-name="Visited_20_Internet_20_Link">https://gparted.org/</text:a> (GErenciamento de partições linux, windows, etc, inclusive redimensiona) </text:p>
        </text:list-item>
        <text:list-item>
          <text:p text:style-name="P7"><text:a xlink:type="simple" xlink:href="https://www.onworks.net/pt/index.php" text:style-name="Internet_20_link" text:visited-style-name="Visited_20_Internet_20_Link">https://www.onworks.net/pt/index.php</text:a> - Rodar vários Sistemas Operacionais online </text:p>
        </text:list-item>
        <text:list-item>
          <text:p text:style-name="P7"><text:a xlink:type="simple" xlink:href="https://www.geogebra.org/classic?lang=pt_PT" text:style-name="Internet_20_link" text:visited-style-name="Visited_20_Internet_20_Link">https://www.geogebra.org/classic?lang=pt_PT</text:a> </text:p>
        </text:list-item>
        <text:list-item>
          <text:p text:style-name="P7"><text:a xlink:type="simple" xlink:href="https://w3techs.com/technologies/overview/programming_language" text:style-name="Internet_20_link" text:visited-style-name="Visited_20_Internet_20_Link">https://w3techs.com/technologies/overview/programming_language</text:a> (Market Share) </text:p>
        </text:list-item>
        <text:list-item>
          <text:p text:style-name="P7"><text:a xlink:type="simple" xlink:href="https://regex101.com/" text:style-name="Internet_20_link" text:visited-style-name="Visited_20_Internet_20_Link">https://regex101.com/</text:a> </text:p>
        </text:list-item>
        <text:list-item>
          <text:p text:style-name="P7"><text:a xlink:type="simple" xlink:href="https://www.toptal.com/developers/gitignore" text:style-name="Internet_20_link" text:visited-style-name="Visited_20_Internet_20_Link">https://www.toptal.com/developers/gitignore</text:a> </text:p>
        </text:list-item>
        <text:list-item>
          <text:p text:style-name="P7"><text:a xlink:type="simple" xlink:href="https://qr.io/" text:style-name="Internet_20_link" text:visited-style-name="Visited_20_Internet_20_Link">https://qr.io/</text:a> - Gerador de QRCode </text:p>
        </text:list-item>
        <text:list-item>
          <text:p text:style-name="P7"><text:a xlink:type="simple" xlink:href="http://www.htaccesscheck.com/" text:style-name="Internet_20_link" text:visited-style-name="Visited_20_Internet_20_Link">http://www.htaccesscheck.com/</text:a> </text:p>
        </text:list-item>
        <text:list-item>
          <text:p text:style-name="P7"><text:a xlink:type="simple" xlink:href="https://dillinger.io/" text:style-name="Internet_20_link" text:visited-style-name="Visited_20_Internet_20_Link">https://dillinger.io/</text:a> - Editor de markdown online </text:p>
        </text:list-item>
        <text:list-item>
          <text:p text:style-name="P7"><text:a xlink:type="simple" xlink:href="https://pandao.github.io/editor.md/en.html" text:style-name="Internet_20_link" text:visited-style-name="Visited_20_Internet_20_Link">https://pandao.github.io/editor.md/en.html</text:a> - Editor de markdown online </text:p>
        </text:list-item>
        <text:list-item>
          <text:p text:style-name="P7"><text:a xlink:type="simple" xlink:href="https://goo.gl/" text:style-name="Internet_20_link" text:visited-style-name="Visited_20_Internet_20_Link">https://goo.gl/</text:a> - Encurtador de URL </text:p>
        </text:list-item>
        <text:list-item>
          <text:p text:style-name="P7"><text:a xlink:type="simple" xlink:href="https://www.minifier.org/" text:style-name="Internet_20_link" text:visited-style-name="Visited_20_Internet_20_Link">https://www.minifier.org/</text:a> - Minificador de JS e CSS </text:p>
        </text:list-item>
        <text:list-item>
          <text:p text:style-name="P7"><text:a xlink:type="simple" xlink:href="https://www.cdnplanet.com/tools/cdnfinder/" text:style-name="Internet_20_link" text:visited-style-name="Visited_20_Internet_20_Link">https://www.cdnplanet.com/tools/cdnfinder/</text:a> </text:p>
        </text:list-item>
        <text:list-item>
          <text:p text:style-name="P7"><text:a xlink:type="simple" xlink:href="https://ace.c9.io/build/kitchen-sink.html" text:style-name="Internet_20_link" text:visited-style-name="Visited_20_Internet_20_Link">https://ace.c9.io/build/kitchen-sink.html</text:a> - Editor online </text:p>
        </text:list-item>
        <text:list-item>
          <text:p text:style-name="P7"><text:a xlink:type="simple" xlink:href="https://www.adminer.org/" text:style-name="Internet_20_link" text:visited-style-name="Visited_20_Internet_20_Link">https://www.adminer.org/</text:a> - Gerenciador com suporte a vários SGBDs </text:p>
        </text:list-item>
        <text:list-item>
          <text:p text:style-name="P7"><text:a xlink:type="simple" xlink:href="https://webmaker.app/app/" text:style-name="Internet_20_link" text:visited-style-name="Visited_20_Internet_20_Link">https://webmaker.app/app/</text:a> </text:p>
        </text:list-item>
        <text:list-item>
          <text:p text:style-name="P6"><text:a xlink:type="simple" xlink:href="https://docs.emmet.io/cheat-sheet/" text:style-name="Internet_20_link" text:visited-style-name="Visited_20_Internet_20_Link">https://docs.emmet.io/cheat-sheet/</text:a> - Tool for VSCode </text:p>
        </text:list-item>
      </text:list>
      <text:h text:style-name="Heading_20_2" text:outline-level="2"><text:bookmark text:name="user-content-hospedagem"/>Hospedagem</text:h>
      <text:h text:style-name="Heading_20_3" text:outline-level="3"><text:bookmark text:name="user-content-php-e-mysql"/>PHP e MySQL</text:h>
      <text:list xml:id="list2549808629" text:style-name="L5">
        <text:list-item>
          <text:p text:style-name="P9"><text:a xlink:type="simple" xlink:href="https://ribafs.github.io/ferramentas/hosting-free/" text:style-name="Internet_20_link" text:visited-style-name="Visited_20_Internet_20_Link">https://ribafs.github.io/ferramentas/hosting-free/</text:a> </text:p>
        </text:list-item>
        <text:list-item>
          <text:p text:style-name="P8"><text:a xlink:type="simple" xlink:href="https://github.com/ribafs/hospedagem-gratis" text:style-name="Internet_20_link" text:visited-style-name="Visited_20_Internet_20_Link">https://github.com/ribafs/hospedagem-gratis</text:a> </text:p>
        </text:list-item>
      </text:list>
      <text:h text:style-name="Heading_20_3" text:outline-level="3"><text:bookmark text:name="user-content-blogs"/>Blogs</text:h>
      <text:list xml:id="list2338777316" text:style-name="L6">
        <text:list-item>
          <text:p text:style-name="P10"><text:a xlink:type="simple" xlink:href="https://wordpress.com/pt-br/" text:style-name="Internet_20_link" text:visited-style-name="Visited_20_Internet_20_Link">https://wordpress.com/pt-br/</text:a> </text:p>
        </text:list-item>
      </text:list>
      <text:h text:style-name="Heading_20_3" text:outline-level="3"><text:bookmark text:name="user-content-html-estático"/>HTML Estático</text:h>
      <text:list xml:id="list3942629636" text:style-name="L7">
        <text:list-item>
          <text:p text:style-name="P11"><text:a xlink:type="simple" xlink:href="https://github.com/" text:style-name="Internet_20_link" text:visited-style-name="Visited_20_Internet_20_Link">https://github.com/</text:a> </text:p>
        </text:list-item>
      </text:list>
      <text:h text:style-name="Heading_20_3" text:outline-level="3"><text:bookmark text:name="user-content-e-mail"/>E-mail</text:h>
      <text:list xml:id="list1939023850" text:style-name="L8">
        <text:list-item>
          <text:p text:style-name="P13">Gmail - <text:a xlink:type="simple" xlink:href="https://gmail.com/" text:style-name="Internet_20_link" text:visited-style-name="Visited_20_Internet_20_Link">https://gmail.com</text:a> </text:p>
        </text:list-item>
        <text:list-item>
          <text:p text:style-name="P12">Tutanota (criptografado) - <text:a xlink:type="simple" xlink:href="https://tutanota.com/" text:style-name="Internet_20_link" text:visited-style-name="Visited_20_Internet_20_Link">https://tutanota.com/</text:a> </text:p>
        </text:list-item>
      </text:list>
      <text:h text:style-name="Heading_20_2" text:outline-level="2"><text:bookmark text:name="user-content-ideias-para-projetos-de-programação"/><text:soft-page-break/>Ideias para projetos de programação</text:h>
      <text:list xml:id="list3426255256" text:style-name="L9">
        <text:list-item>
          <text:p text:style-name="P15"><text:a xlink:type="simple" xlink:href="https://itsourcecode.com/free-projects/php-project/php-projects-source-code-free-downloads/" text:style-name="Internet_20_link" text:visited-style-name="Visited_20_Internet_20_Link">https://itsourcecode.com/free-projects/php-project/php-projects-source-code-free-downloads/</text:a> </text:p>
        </text:list-item>
        <text:list-item>
          <text:p text:style-name="P15"><text:a xlink:type="simple" xlink:href="https://www.freecodecamp.org/portuguese/news/40-projetos-em-javascript-para-iniciantes-ideias-simples-para-comecar-a-programar-em-js/" text:style-name="Internet_20_link" text:visited-style-name="Visited_20_Internet_20_Link">https://www.freecodecamp.org/portuguese/news/40-projetos-em-javascript-para-iniciantes-ideias-simples-para-comecar-a-programar-em-js/</text:a> </text:p>
        </text:list-item>
        <text:list-item>
          <text:p text:style-name="P15"><text:a xlink:type="simple" xlink:href="https://github.com/florinpop17/app-ideas" text:style-name="Internet_20_link" text:visited-style-name="Visited_20_Internet_20_Link">https://github.com/florinpop17/app-ideas</text:a> - Ideias para projetos iniciante, intermediário e avançado </text:p>
        </text:list-item>
        <text:list-item>
          <text:p text:style-name="P15"><text:a xlink:type="simple" xlink:href="https://www.florin-pop.com/blog/2019/09/100-days-100-projects/" text:style-name="Internet_20_link" text:visited-style-name="Visited_20_Internet_20_Link">https://www.florin-pop.com/blog/2019/09/100-days-100-projects/</text:a> </text:p>
        </text:list-item>
        <text:list-item>
          <text:p text:style-name="P15"><text:a xlink:type="simple" xlink:href="https://github.com/florinpop17/100Days100Projects" text:style-name="Internet_20_link" text:visited-style-name="Visited_20_Internet_20_Link">https://github.com/florinpop17/100Days100Projects</text:a> </text:p>
        </text:list-item>
        <text:list-item>
          <text:p text:style-name="P15"><text:a xlink:type="simple" xlink:href="https://blog.guilhermebranco.com.br/quanto-cobrar/" text:style-name="Internet_20_link" text:visited-style-name="Visited_20_Internet_20_Link">https://blog.guilhermebranco.com.br/quanto-cobrar/</text:a> </text:p>
        </text:list-item>
        <text:list-item>
          <text:p text:style-name="P15"><text:a xlink:type="simple" xlink:href="https://gist.github.com/msurguy/8590765" text:style-name="Internet_20_link" text:visited-style-name="Visited_20_Internet_20_Link">https://gist.github.com/msurguy/8590765</text:a> - Lista de projetos open source com Laravel </text:p>
        </text:list-item>
        <text:list-item>
          <text:p text:style-name="P15"><text:a xlink:type="simple" xlink:href="https://blog.fabricadeaplicativos.com.br/empreendedorismo/10-dicas-para-entrar-no-bilionario-mundo-dos-aplicativos/" text:style-name="Internet_20_link" text:visited-style-name="Visited_20_Internet_20_Link">https://blog.fabricadeaplicativos.com.br/empreendedorismo/10-dicas-para-entrar-no-bilionario-mundo-dos-aplicativos/</text:a> </text:p>
        </text:list-item>
        <text:list-item>
          <text:p text:style-name="P15"><text:a xlink:type="simple" xlink:href="https://gist.github.com/ribafs/0303499618d4819dbe88e667ef054a1b" text:style-name="Internet_20_link" text:visited-style-name="Visited_20_Internet_20_Link">https://gist.github.com/ribafs/0303499618d4819dbe88e667ef054a1b</text:a> </text:p>
        </text:list-item>
        <text:list-item>
          <text:p text:style-name="P15"><text:a xlink:type="simple" xlink:href="https://www.codewars.com/" text:style-name="Internet_20_link" text:visited-style-name="Visited_20_Internet_20_Link">https://www.codewars.com</text:a> </text:p>
        </text:list-item>
        <text:list-item>
          <text:p text:style-name="P15"><text:a xlink:type="simple" xlink:href="https://github.com/florinpop17/app-ideas" text:style-name="Internet_20_link" text:visited-style-name="Visited_20_Internet_20_Link">https://github.com/florinpop17/app-ideas</text:a> </text:p>
        </text:list-item>
        <text:list-item>
          <text:p text:style-name="P15"><text:a xlink:type="simple" xlink:href="https://nevonprojects.com/php-projects-topics-ideas/" text:style-name="Internet_20_link" text:visited-style-name="Visited_20_Internet_20_Link">https://nevonprojects.com/php-projects-topics-ideas/</text:a> </text:p>
        </text:list-item>
        <text:list-item>
          <text:p text:style-name="P15"><text:a xlink:type="simple" xlink:href="https://nevonprojects.com/" text:style-name="Internet_20_link" text:visited-style-name="Visited_20_Internet_20_Link">https://nevonprojects.com/</text:a> - Diversas áreas </text:p>
        </text:list-item>
        <text:list-item>
          <text:p text:style-name="P15"><text:a xlink:type="simple" xlink:href="https://codeshoppy.com/index.html" text:style-name="Internet_20_link" text:visited-style-name="Visited_20_Internet_20_Link">https://codeshoppy.com/index.html</text:a> </text:p>
        </text:list-item>
        <text:list-item>
          <text:p text:style-name="P15"><text:a xlink:type="simple" xlink:href="https://www.phptpoint.com/projects/php-project-list/" text:style-name="Internet_20_link" text:visited-style-name="Visited_20_Internet_20_Link">https://www.phptpoint.com/projects/php-project-list/</text:a> </text:p>
        </text:list-item>
        <text:list-item>
          <text:p text:style-name="P15"><text:a xlink:type="simple" xlink:href="https://www.kashipara.com/project/topics/latest_php-project-ideas_2" text:style-name="Internet_20_link" text:visited-style-name="Visited_20_Internet_20_Link">https://www.kashipara.com/project/topics/latest_php-project-ideas_2</text:a> </text:p>
        </text:list-item>
        <text:list-item>
          <text:p text:style-name="P15"><text:a xlink:type="simple" xlink:href="https://www.kashipara.com/project/category/download_php-project-source-code_2" text:style-name="Internet_20_link" text:visited-style-name="Visited_20_Internet_20_Link">https://www.kashipara.com/project/category/download_php-project-source-code_2</text:a> </text:p>
        </text:list-item>
        <text:list-item>
          <text:p text:style-name="P15"><text:a xlink:type="simple" xlink:href="https://freeprojectsforall.com/best-php-project-ideas-2018/" text:style-name="Internet_20_link" text:visited-style-name="Visited_20_Internet_20_Link">https://freeprojectsforall.com/best-php-project-ideas-2018/</text:a> </text:p>
        </text:list-item>
        <text:list-item>
          <text:p text:style-name="P15"><text:a xlink:type="simple" xlink:href="http://www.projectjugad.com/php-project-ideas/" text:style-name="Internet_20_link" text:visited-style-name="Visited_20_Internet_20_Link">http://www.projectjugad.com/php-project-ideas/</text:a> </text:p>
        </text:list-item>
        <text:list-item>
          <text:p text:style-name="P15"><text:a xlink:type="simple" xlink:href="https://phpgurukul.com/" text:style-name="Internet_20_link" text:visited-style-name="Visited_20_Internet_20_Link">https://phpgurukul.com/</text:a> </text:p>
        </text:list-item>
        <text:list-item>
          <text:p text:style-name="P15"><text:a xlink:type="simple" xlink:href="https://phpgurukul.com/php-projects-free-downloads/" text:style-name="Internet_20_link" text:visited-style-name="Visited_20_Internet_20_Link">https://phpgurukul.com/php-projects-free-downloads/</text:a> </text:p>
        </text:list-item>
        <text:list-item>
          <text:p text:style-name="P15"><text:a xlink:type="simple" xlink:href="https://www.freeprojectz.com/projects/php-project-ideas" text:style-name="Internet_20_link" text:visited-style-name="Visited_20_Internet_20_Link">https://www.freeprojectz.com/projects/php-project-ideas</text:a> </text:p>
        </text:list-item>
        <text:list-item>
          <text:p text:style-name="P14"><text:a xlink:type="simple" xlink:href="https://github.com/sindresorhus/awesome" text:style-name="Internet_20_link" text:visited-style-name="Visited_20_Internet_20_Link">https://github.com/sindresorhus/awesome</text:a> </text:p>
        </text:list-item>
      </text:list>
      <text:h text:style-name="Heading_20_2" text:outline-level="2"><text:bookmark text:name="user-content-banco-de-imagens-e-áudio"/>Banco de imagens e áudio</text:h>
      <text:list xml:id="list1043536636" text:style-name="L10">
        <text:list-item>
          <text:p text:style-name="P17"><text:a xlink:type="simple" xlink:href="https://pixabay.com/photos/" text:style-name="Internet_20_link" text:visited-style-name="Visited_20_Internet_20_Link">https://pixabay.com/photos/</text:a> </text:p>
        </text:list-item>
        <text:list-item>
          <text:p text:style-name="P17"><text:a xlink:type="simple" xlink:href="https://pixabay.com/images/search/background/" text:style-name="Internet_20_link" text:visited-style-name="Visited_20_Internet_20_Link">https://pixabay.com/images/search/background/</text:a> </text:p>
        </text:list-item>
        <text:list-item>
          <text:p text:style-name="P17"><text:a xlink:type="simple" xlink:href="https://pixabay.com/pt/" text:style-name="Internet_20_link" text:visited-style-name="Visited_20_Internet_20_Link">https://pixabay.com/pt/</text:a> </text:p>
        </text:list-item>
        <text:list-item>
          <text:p text:style-name="P17"><text:a xlink:type="simple" xlink:href="https://www.pexels.com/pt-br/procurar/tecnologia%20da%20informação/" text:style-name="Internet_20_link" text:visited-style-name="Visited_20_Internet_20_Link">https://www.pexels.com/pt-br/procurar/tecnologia%20da%20informa%C3%A7%C3%A3o/</text:a> </text:p>
        </text:list-item>
        <text:list-item>
          <text:p text:style-name="P17"><text:a xlink:type="simple" xlink:href="https://pixabay.com/images/search/background/" text:style-name="Internet_20_link" text:visited-style-name="Visited_20_Internet_20_Link">https://pixabay.com/images/search/background/</text:a> </text:p>
        </text:list-item>
        <text:list-item>
          <text:p text:style-name="P17"><text:a xlink:type="simple" xlink:href="https://freesound.org/" text:style-name="Internet_20_link" text:visited-style-name="Visited_20_Internet_20_Link">https://freesound.org/</text:a> </text:p>
        </text:list-item>
        <text:list-item>
          <text:p text:style-name="P17"><text:a xlink:type="simple" xlink:href="https://www.freesfx.co.uk/Default.aspx" text:style-name="Internet_20_link" text:visited-style-name="Visited_20_Internet_20_Link">https://www.freesfx.co.uk/Default.aspx</text:a> </text:p>
        </text:list-item>
        <text:list-item>
          <text:p text:style-name="P17"><text:a xlink:type="simple" xlink:href="https://www.free-stock-music.com/" text:style-name="Internet_20_link" text:visited-style-name="Visited_20_Internet_20_Link">https://www.free-stock-music.com/</text:a> </text:p>
        </text:list-item>
        <text:list-item>
          <text:p text:style-name="P17"><text:a xlink:type="simple" xlink:href="https://www.1001freefonts.com/" text:style-name="Internet_20_link" text:visited-style-name="Visited_20_Internet_20_Link">https://www.1001freefonts.com/</text:a> </text:p>
        </text:list-item>
        <text:list-item>
          <text:p text:style-name="P17"><text:a xlink:type="simple" xlink:href="https://colorhunt.co/" text:style-name="Internet_20_link" text:visited-style-name="Visited_20_Internet_20_Link">https://colorhunt.co/</text:a> (Color Palette) </text:p>
        </text:list-item>
        <text:list-item>
          <text:p text:style-name="P17"><text:a xlink:type="simple" xlink:href="https://www.favicon-generator.org/" text:style-name="Internet_20_link" text:visited-style-name="Visited_20_Internet_20_Link">https://www.favicon-generator.org/</text:a> </text:p>
        </text:list-item>
        <text:list-item>
          <text:p text:style-name="P17"><text:a xlink:type="simple" xlink:href="https://editor.pho.to/pt/edit/" text:style-name="Internet_20_link" text:visited-style-name="Visited_20_Internet_20_Link">https://editor.pho.to/pt/edit/</text:a> - Foto editor free online </text:p>
        </text:list-item>
        <text:list-item>
          <text:p text:style-name="P17"><text:a xlink:type="simple" xlink:href="https://ezgif.com/maker" text:style-name="Internet_20_link" text:visited-style-name="Visited_20_Internet_20_Link">https://ezgif.com/maker</text:a> - Criador de gif animado </text:p>
        </text:list-item>
        <text:list-item>
          <text:p text:style-name="P16"><text:a xlink:type="simple" xlink:href="https://icons8.com.br/" text:style-name="Internet_20_link" text:visited-style-name="Visited_20_Internet_20_Link">https://icons8.com.br/</text:a> </text:p>
        </text:list-item>
      </text:list>
      <text:h text:style-name="Heading_20_2" text:outline-level="2"><text:bookmark text:name="user-content-disco-virtual"/><text:soft-page-break/>Disco virtual</text:h>
      <text:list xml:id="list999996943" text:style-name="L11">
        <text:list-item>
          <text:p text:style-name="P19"><text:a xlink:type="simple" xlink:href="https://drive.google.com/" text:style-name="Internet_20_link" text:visited-style-name="Visited_20_Internet_20_Link">https://drive.google.com</text:a> </text:p>
        </text:list-item>
        <text:list-item>
          <text:p text:style-name="P18"><text:a xlink:type="simple" xlink:href="https://www.dropbox.com/" text:style-name="Internet_20_link" text:visited-style-name="Visited_20_Internet_20_Link">https://www.dropbox.com/</text:a> </text:p>
        </text:list-item>
      </text:list>
      <text:h text:style-name="Heading_20_2" text:outline-level="2"><text:bookmark text:name="user-content-outros"/>Outros</text:h>
      <text:list xml:id="list1223284633" text:style-name="L12">
        <text:list-item>
          <text:p text:style-name="P21"><text:a xlink:type="simple" xlink:href="https://github.com/Kamilahsantos/conteudo-gratuito" text:style-name="Internet_20_link" text:visited-style-name="Visited_20_Internet_20_Link">https://github.com/Kamilahsantos/conteudo-gratuito</text:a> </text:p>
        </text:list-item>
        <text:list-item>
          <text:p text:style-name="P21"><text:a xlink:type="simple" xlink:href="https://www.tse.jus.br/comunicacao/noticias/2022/Julho/justica-eleitoral-disponibiliza-diversos-servicos-on-line-gratuitos" text:style-name="Internet_20_link" text:visited-style-name="Visited_20_Internet_20_Link">https://www.tse.jus.br/comunicacao/noticias/2022/Julho/justica-eleitoral-disponibiliza-diversos-servicos-on-line-gratuitos</text:a> </text:p>
        </text:list-item>
        <text:list-item>
          <text:p text:style-name="P21"><text:a xlink:type="simple" xlink:href="https://www.fgts.gov.br/Pages/FGTS_on_Line.aspx" text:style-name="Internet_20_link" text:visited-style-name="Visited_20_Internet_20_Link">https://www.fgts.gov.br/Pages/FGTS_on_Line.aspx</text:a> </text:p>
        </text:list-item>
        <text:list-item>
          <text:p text:style-name="P20"><text:a xlink:type="simple" xlink:href="https://www.sistemagratis.com.br/" text:style-name="Internet_20_link" text:visited-style-name="Visited_20_Internet_20_Link">https://www.sistemagratis.com.br/</text:a> </text:p>
        </text:list-item>
      </text:list>
      <text:h text:style-name="Heading_20_2" text:outline-level="2"><text:bookmark text:name="user-content-serviços-de-utilidade-pública"/>Serviços de Utilidade Pública</text:h>
      <text:list xml:id="list2283340167" text:style-name="L13">
        <text:list-item>
          <text:p text:style-name="P23"><text:a xlink:type="simple" xlink:href="https://www.gov.br/anatel/pt-br/regulado/numeracao/codigos-nacionais/servicos-de-utilidade-publica-e-de-emergencia" text:style-name="Internet_20_link" text:visited-style-name="Visited_20_Internet_20_Link">https://www.gov.br/anatel/pt-br/regulado/numeracao/codigos-nacionais/servicos-de-utilidade-publica-e-de-emergencia</text:a> </text:p>
        </text:list-item>
        <text:list-item>
          <text:p text:style-name="P23"><text:a xlink:type="simple" xlink:href="https://www.uespi.br/site/wp-content/uploads/2021/04/Serviços-públicos-Conheça-os-serviços-públicos-e-como-se-classificam.pdf" text:style-name="Internet_20_link" text:visited-style-name="Visited_20_Internet_20_Link">https://www.uespi.br/site/wp-content/uploads/2021/04/Servi%C3%A7os-p%C3%BAblicos-Conhe%C3%A7a-os-servi%C3%A7os-p%C3%BAblicos-e-como-se-classificam.pdf</text:a> </text:p>
        </text:list-item>
        <text:list-item>
          <text:p text:style-name="P22"><text:a xlink:type="simple" xlink:href="http://www.comunidade.diaadia.pr.gov.br/modules/conteudo/conteudo.php?conteudo=8" text:style-name="Internet_20_link" text:visited-style-name="Visited_20_Internet_20_Link">http://www.comunidade.diaadia.pr.gov.br/modules/conteudo/conteudo.php?conteudo=8</text:a> </text:p>
        </text:list-item>
      </text:list>
      <text:h text:style-name="Heading_20_2" text:outline-level="2"><text:bookmark text:name="user-content-atualização"/>Atualização</text:h>
      <text:p text:style-name="Text_20_body">Para uma relação mais atualizada, verifique meus repositórios. Exemplo, para procurar 'curso' no meu Github acesse:</text:p>
      <text:p text:style-name="Text_20_body"><text:a xlink:type="simple" xlink:href="https://github.com/ribafs?tab=repositories&amp;q=curso" text:style-name="Internet_20_link" text:visited-style-name="Visited_20_Internet_20_Link">https://github.com/ribafs?tab=repositories&amp;q=curso</text:a></text:p>
      <text:p text:style-name="Text_20_body">Ou apenas mude de curso para outro assunt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22:43.814762582</meta:creation-date>
    <dc:date>2023-11-25T09:23:27.975384207</dc:date>
    <meta:editing-duration>PT59S</meta:editing-duration>
    <meta:editing-cycles>1</meta:editing-cycles>
    <meta:document-statistic meta:table-count="0" meta:image-count="0" meta:object-count="0" meta:page-count="7" meta:paragraph-count="223" meta:word-count="751" meta:character-count="11931" meta:non-whitespace-character-count="11441"/>
    <meta:generator>LibreOffice/7.3.7.2$Linux_X86_64 LibreOffice_project/30$Build-2</meta:generator>
  </office:meta>
</office:document-meta>
</file>